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officeooo:rsid="00013ab9" officeooo:paragraph-rsid="00013ab9"/>
    </style:style>
    <style:style style:name="P2" style:family="paragraph" style:parent-style-name="Standard">
      <style:text-properties fo:font-weight="bold" officeooo:rsid="00013ab9" officeooo:paragraph-rsid="00013ab9"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02d4bf" officeooo:paragraph-rsid="0002d4bf" style:font-weight-asian="normal" style:font-weight-complex="normal"/>
    </style:style>
    <style:style style:name="P4" style:family="paragraph" style:parent-style-name="Standard">
      <style:text-properties style:text-underline-style="solid" style:text-underline-width="auto" style:text-underline-color="font-color" officeooo:rsid="0002d4bf" officeooo:paragraph-rsid="0002d4bf"/>
    </style:style>
    <style:style style:name="P5" style:family="paragraph" style:parent-style-name="Standard">
      <style:text-properties style:text-underline-style="solid" style:text-underline-width="auto" style:text-underline-color="font-color" officeooo:rsid="0003af34" officeooo:paragraph-rsid="0003af34"/>
    </style:style>
    <style:style style:name="P6" style:family="paragraph" style:parent-style-name="Standard">
      <style:text-properties style:text-underline-style="none" officeooo:rsid="0002d4bf" officeooo:paragraph-rsid="0002d4bf"/>
    </style:style>
    <style:style style:name="P7" style:family="paragraph" style:parent-style-name="Standard">
      <style:text-properties style:text-underline-style="none" officeooo:rsid="0003af34" officeooo:paragraph-rsid="0003af34"/>
    </style:style>
    <style:style style:name="T1" style:family="text">
      <style:text-properties style:text-position="super 58%"/>
    </style:style>
    <style:style style:name="T2" style:family="text">
      <style:text-properties style:text-position="0% 100%"/>
    </style:style>
    <style:style style:name="T3" style:family="text">
      <style:text-properties officeooo:rsid="0002d4bf"/>
    </style:style>
    <style:style style:name="T4" style:family="text">
      <style:text-properties officeooo:rsid="0003af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 2<text:span text:style-name="T1">nd</text:span> lab progress.</text:p>
      <text:p text:style-name="P3">Design</text:p>
      <text:p text:style-name="P1">Model is designed complete and is just awaiting printing and tests. The only problems we have spotted with it so far is that if the robot may tip forward if stopped suddenly. Though this may be fine as our robot is back heavy and the wheels are slightly shifted towards the front.</text:p>
      <text:p text:style-name="P1">We don’t have to worry about the robot falling back as we have a third ‘support wheel’ that holds up the rear and simply follows the influence of the two powered wheels.</text:p>
      <text:p text:style-name="P1"/>
      <text:p text:style-name="P1">The robot is of somewhere between an egg shape and an oval in overall shape because we decided that the best shape as a group would be a circle. But due to the size of the rpi we have made a compromise to flatten the circle at the sides, with the oval being slightly wider at the <text:span text:style-name="T3">front</text:span>.</text:p>
      <text:p text:style-name="P1"/>
      <text:p text:style-name="P4">Coding</text:p>
      <text:p text:style-name="P6">At this stage we’ve assessed the skeleton code and have assigned roles on what to work on. Due to the holidays our group hasn’t been able to work on actually developing the code. But we do have a great idea on how we are going to <text:span text:style-name="T4">get the robot to read the images it detects, and from that we should be rather quick to get our ideas into code.</text:span></text:p>
      <text:p text:style-name="P6"/>
      <text:p text:style-name="P5">Meetings</text:p>
      <text:p text:style-name="P7">Unfortunately, our group hasn’t been able to get in many meetings due to when the lab is available. But one was held on the Wednesday before our lab by three members of the team. Due to the other two not being able to get to the lab at that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1:10:53.667462611</meta:creation-date>
    <dc:date>2016-05-05T11:59:36.428179694</dc:date>
    <meta:editing-duration>PT8M2S</meta:editing-duration>
    <meta:editing-cycles>1</meta:editing-cycles>
    <meta:document-statistic meta:table-count="0" meta:image-count="0" meta:object-count="0" meta:page-count="1" meta:paragraph-count="9" meta:word-count="268" meta:character-count="1364" meta:non-whitespace-character-count="1105"/>
    <meta:generator>LibreOffice/5.1.0.3$Linux_X86_64 LibreOffice_project/5e3e00a007d9b3b6efb6797a8b8e57b51ab1f737</meta:generator>
  </office:meta>
</office:document-meta>
</file>